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644e"/>
    </style:style>
    <style:style style:name="P2" style:family="paragraph" style:parent-style-name="Standard">
      <style:text-properties fo:font-style="normal" fo:font-weight="bold" officeooo:rsid="0006ad2f" officeooo:paragraph-rsid="001d644e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21a88e" officeooo:paragraph-rsid="001d644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officeooo:paragraph-rsid="001d64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d644e" style:font-weight-asian="bold" style:font-weight-complex="bold"/>
    </style:style>
    <style:style style:name="P6" style:family="paragraph" style:parent-style-name="Standard">
      <style:text-properties fo:font-weight="normal" officeooo:paragraph-rsid="001d644e" style:font-weight-asian="normal" style:font-weight-complex="normal"/>
    </style:style>
    <style:style style:name="P7" style:family="paragraph" style:parent-style-name="Standard">
      <style:text-properties fo:font-style="normal" fo:font-weight="normal" officeooo:rsid="0021a88e" officeooo:paragraph-rsid="001d644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1d644e"/>
    </style:style>
    <style:style style:name="P9" style:family="paragraph" style:parent-style-name="Standard">
      <style:text-properties officeooo:paragraph-rsid="001eba3f"/>
    </style:style>
    <style:style style:name="P10" style:family="paragraph" style:parent-style-name="Standard">
      <style:text-properties fo:font-weight="normal" officeooo:paragraph-rsid="001d644e" style:font-weight-asian="normal" style:font-weight-complex="normal"/>
    </style:style>
    <style:style style:name="P11" style:family="paragraph" style:parent-style-name="Standard">
      <style:text-properties fo:font-weight="bold" officeooo:rsid="000c85c5" officeooo:paragraph-rsid="001eba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670" style:font-weight-asian="bold" style:font-weight-complex="bold"/>
    </style:style>
    <style:style style:name="T3" style:family="text">
      <style:text-properties fo:font-weight="bold" officeooo:rsid="0018d5c0" style:font-weight-asian="bold" style:font-weight-complex="bold"/>
    </style:style>
    <style:style style:name="T4" style:family="text">
      <style:text-properties officeooo:rsid="001d967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644e" style:font-weight-asian="normal" style:font-weight-complex="normal"/>
    </style:style>
    <style:style style:name="T7" style:family="text">
      <style:text-properties fo:font-weight="normal" officeooo:rsid="000aa5bf" style:font-weight-asian="normal" style:font-weight-complex="normal"/>
    </style:style>
    <style:style style:name="T8" style:family="text">
      <style:text-properties fo:font-weight="normal" officeooo:rsid="0021a88e" style:font-weight-asian="normal" style:font-weight-complex="normal"/>
    </style:style>
    <style:style style:name="T9" style:family="text">
      <style:text-properties fo:font-weight="normal" officeooo:rsid="0018d5c0" style:font-weight-asian="normal" style:font-weight-complex="normal"/>
    </style:style>
    <style:style style:name="T10" style:family="text">
      <style:text-properties fo:font-weight="normal" officeooo:rsid="001eba3f" style:font-weight-asian="normal" style:font-weight-complex="normal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1eba3f"/>
    </style:style>
    <style:style style:name="T1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ое занятие № <text:span text:style-name="T15">10</text:span></text:p>
      <text:p text:style-name="P5"/>
      <text:p text:style-name="P1"><text:span text:style-name="T2">Тема</text:span><text:span text:style-name="T4">:</text:span> Составление программ с применением множеств в IDE PyCharm Community.</text:p>
      <text:p text:style-name="P1"><text:span text:style-name="T1">Цел</text:span><text:span text:style-name="T3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  <text:p text:style-name="P1"/>
      <text:p text:style-name="P1"><text:span text:style-name="T1">Постановка задачи </text:span><text:span text:style-name="T10">10</text:span></text:p>
      <text:p text:style-name="P9">Книжные магазины предлагают следующие коллекции книг. </text:p>
      <text:p text:style-name="P9">Магистр – Лермонтов, Достоевский, Пушкин, Тютчев </text:p>
      <text:p text:style-name="P9">ДомКниги – Толстой, Грибоедов, Чехов, Пушкин. </text:p>
      <text:p text:style-name="P9">БукМаркет – Пушкин, Достоевский, Маяковский. </text:p>
      <text:p text:style-name="P9">Галерея – Чехов, Тютчев, Пушкин. </text:p>
      <text:p text:style-name="P9">Определить в каких магазинах нельзя приобрести книги Грибоедова и Маяковского</text:p>
      <text:p text:style-name="P2">Тип алгоритма: <text:span text:style-name="T7">линейный</text:span><text:span text:style-name="T8">.</text:span></text:p>
      <text:p text:style-name="P7"/>
      <text:p text:style-name="P3">Текст программы:</text:p>
      <text:p text:style-name="Standard">#Книжные магазины предлагают следующие коллекции книг.<text:line-break/>#Магистр – Лермонтов, Достоевский, Пушкин, Тютчев<text:line-break/>#ДомКниги – Толстой, Грибоедов, Чехов, Пушкин.<text:line-break/>#БукМаркет – Пушкин, Достоевский, Маяковский.<text:line-break/>#Галерея – Чехов, Тютчев, Пушкин.<text:line-break/>#Определить в каких магазинах<text:line-break/>#нельзя приобрести книги Грибоедова и Маяковского<text:line-break/>book_stores = {<text:line-break/> <text:s text:c="3"/>'Магистр':{'Лермонтов','Достоевский','Пушкин','Тютчев'},<text:line-break/> <text:s text:c="3"/>'ДомКниги':{'Толстой','Грибоедов','Чехов','Пушкин'},<text:line-break/> <text:s text:c="3"/>'БукМаркет':{'Пушкин','Достоевский','Маяковский'},<text:line-break/> <text:s text:c="3"/>'Галерея':{'Чехов','Тютчев','Пушкин',}<text:line-break/>}<text:line-break/>books_ = {'Грибоедов','Маяковский'}<text:line-break/>no_books = [store for store, books in book_stores.items() if not books_.issubset(books)]<text:line-break/>print(f"В магазинах {','.join(no_books)} отсутствуют книги: {', '.join(books_)}.")</text:p>
      <text:p text:style-name="Standard"/>
      <text:p text:style-name="Standard"/>
      <text:p text:style-name="P4">Протокол работы программы:</text:p>
      <text:p text:style-name="P6">В магазинах Магистр,ДомКниги,БукМаркет,Галерея отсутствуют книги: Маяковский, Грибоедов.</text:p>
      <text:p text:style-name="P11">Вывод: <text:span text:style-name="T5">закрепи</text:span><text:span text:style-name="T6">ла</text:span><text:span text:style-name="T5"> усвоенные знания, понятия, алгоритмы, основные принципы составления программ, приобре</text:span><text:span text:style-name="T6">лф</text:span><text:span text:style-name="T5"> навыки составление программ с применением множеств в IDE PyCharm Community </text:span><text:span text:style-name="T9">и </text:span><text:span text:style-name="T5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27T14:13:45.515063333</dc:date>
    <meta:editing-cycles>3</meta:editing-cycles>
    <meta:editing-duration>PT18M32S</meta:editing-duration>
    <meta:document-statistic meta:table-count="0" meta:image-count="0" meta:object-count="0" meta:page-count="1" meta:paragraph-count="16" meta:word-count="175" meta:character-count="1711" meta:non-whitespace-character-count="1523"/>
    <meta:user-defined meta:name="Поле 1"/>
    <meta:user-defined meta:name="Поле 2"/>
    <meta:user-defined meta:name="Поле 3"/>
    <meta:user-defined meta:name="Поле 4"/>
  </office:meta>
</office:document-meta>
</file>